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Dimension_20_Lines" draw:marker-start-width="0.38cm" draw:marker-end="Dimension_20_Lines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1.913cm"/>
    </style:style>
    <style:style style:name="gr3" style:family="graphic" style:parent-style-name="standard">
      <style:graphic-properties svg:stroke-width="0.03cm" draw:marker-start-width="0.36cm" draw:marker-end-width="0.36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3cm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svg:stroke-color="#000000" draw:marker-start-width="0.35cm" draw:marker-end-width="0.3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3cm" svg:stroke-color="#000000" draw:marker-start-width="0.35cm" draw:marker-end-width="0.35cm" draw:fill="solid" draw:fill-color="#314004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3cm" svg:stroke-color="#000000" draw:marker-start-width="0.35cm" draw:marker-end-width="0.35cm" draw:fill="solid" draw:fill-color="#ff420e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3cm" svg:stroke-color="#000000" draw:marker-start-width="0.35cm" draw:marker-end-width="0.35cm" draw:fill="solid" draw:fill-color="#ffd320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517cm"/>
    </style:style>
    <style:style style:name="gr11" style:family="graphic" style:parent-style-name="standard">
      <style:graphic-properties svg:stroke-width="0.03cm" svg:stroke-color="#000000" draw:marker-start-width="0.35cm" draw:marker-end-width="0.35cm" draw:fill="solid" draw:fill-color="#0084d1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 Condensed'" style:font-family-generic="swiss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000000" fo:font-family="'DejaVu Sans Condensed'" style:font-family-generic="swiss" style:font-pitch="variable" fo:font-size="12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color="#ffffff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DejaVu Sans Condensed'" style:font-family-generic="swiss" style:font-pitch="variable" fo:font-size="12pt" style:font-size-asian="18pt" style:font-size-complex="18pt"/>
    </style:style>
    <style:style style:name="T2" style:family="text">
      <style:text-properties fo:color="#ffffff" fo:font-family="'DejaVu Sans Condensed'" style:font-family-generic="swiss" style:font-pitch="variable" fo:font-size="12pt" fo:font-weight="bold" style:font-size-asian="18pt" style:font-size-complex="18pt"/>
    </style:style>
    <style:style style:name="T3" style:family="text">
      <style:text-properties fo:color="#000000" fo:font-family="'DejaVu Sans Condensed'" style:font-family-generic="swiss" style:font-pitch="variable" fo:font-size="12pt" style:font-size-asian="18pt" style:font-size-complex="18pt"/>
    </style:style>
    <style:style style:name="T4" style:family="text"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34cm" svg:y1="0.847cm" svg:x2="17.152cm" svg:y2="0.847cm">
          <text:p/>
        </draw:line>
        <draw:frame draw:style-name="gr2" draw:text-style-name="P3" draw:layer="layout" svg:width="2.805cm" svg:height="0.944cm" svg:x="7.625cm" svg:y="0.25cm">
          <draw:text-box>
            <text:p text:style-name="P2"><text:span text:style-name="T1">4 octets</text:span></text:p>
          </draw:text-box>
        </draw:frame>
        <draw:rect draw:style-name="gr3" draw:text-style-name="P5" draw:layer="layout" svg:width="16.618cm" svg:height="0.712cm" svg:x="0.534cm" svg:y="3.564cm">
          <text:p text:style-name="P4"><text:span text:style-name="T2">source address</text:span></text:p>
        </draw:rect>
        <draw:rect draw:style-name="gr4" draw:text-style-name="P5" draw:layer="layout" svg:width="16.618cm" svg:height="0.713cm" svg:x="0.534cm" svg:y="4.276cm">
          <text:p text:style-name="P4"><text:span text:style-name="T2">destination address</text:span></text:p>
        </draw:rect>
        <draw:rect draw:style-name="gr5" draw:text-style-name="P1" draw:layer="layout" svg:width="12.144cm" svg:height="0.713cm" svg:x="0.534cm" svg:y="4.989cm">
          <text:p text:style-name="P4"><text:span text:style-name="T1">options</text:span></text:p>
        </draw:rect>
        <draw:rect draw:style-name="gr5" draw:text-style-name="P1" draw:layer="layout" svg:width="4.474cm" svg:height="0.713cm" svg:x="12.678cm" svg:y="4.989cm">
          <text:p text:style-name="P4"><text:span text:style-name="T1">padding</text:span></text:p>
        </draw:rect>
        <draw:rect draw:style-name="gr5" draw:text-style-name="P1" draw:layer="layout" svg:width="8.309cm" svg:height="0.713cm" svg:x="8.843cm" svg:y="2.851cm">
          <text:p text:style-name="P4"><text:span text:style-name="T1">header checksum</text:span></text:p>
        </draw:rect>
        <draw:rect draw:style-name="gr5" draw:text-style-name="P1" draw:layer="layout" svg:width="6.152cm" svg:height="0.713cm" svg:x="11cm" svg:y="2.138cm">
          <text:p text:style-name="P4"><text:span text:style-name="T1">fragment offset</text:span></text:p>
        </draw:rect>
        <draw:rect draw:style-name="gr5" draw:text-style-name="P1" draw:layer="layout" svg:width="8.309cm" svg:height="0.713cm" svg:x="8.843cm" svg:y="1.425cm">
          <text:p text:style-name="P4"><text:span text:style-name="T1">total length</text:span></text:p>
        </draw:rect>
        <draw:rect draw:style-name="gr5" draw:text-style-name="P1" draw:layer="layout" svg:width="2.157cm" svg:height="0.713cm" svg:x="8.843cm" svg:y="2.138cm">
          <text:p text:style-name="P4"><text:span text:style-name="T1">flags</text:span></text:p>
        </draw:rect>
        <draw:rect draw:style-name="gr5" draw:text-style-name="P1" draw:layer="layout" svg:width="8.309cm" svg:height="0.713cm" svg:x="0.534cm" svg:y="2.138cm">
          <text:p text:style-name="P4"><text:span text:style-name="T1">identification</text:span></text:p>
        </draw:rect>
        <draw:rect draw:style-name="gr6" draw:text-style-name="P5" draw:layer="layout" svg:width="4.154cm" svg:height="0.713cm" svg:x="4.689cm" svg:y="2.851cm">
          <text:p text:style-name="P4"><text:span text:style-name="T2">protocol</text:span></text:p>
        </draw:rect>
        <draw:rect draw:style-name="gr7" draw:text-style-name="P6" draw:layer="layout" svg:width="4.155cm" svg:height="0.713cm" svg:x="0.534cm" svg:y="2.851cm">
          <text:p text:style-name="P4"><text:span text:style-name="T3">time to live</text:span></text:p>
        </draw:rect>
        <draw:rect draw:style-name="gr8" draw:text-style-name="P6" draw:layer="layout" svg:width="4.154cm" svg:height="0.713cm" svg:x="4.689cm" svg:y="1.425cm">
          <text:p text:style-name="P4"><text:span text:style-name="T3">type of service</text:span></text:p>
        </draw:rect>
        <draw:rect draw:style-name="gr5" draw:text-style-name="P1" draw:layer="layout" svg:width="2.078cm" svg:height="0.713cm" svg:x="2.611cm" svg:y="1.425cm">
          <text:p text:style-name="P4"><text:span text:style-name="T1">ihl</text:span></text:p>
        </draw:rect>
        <draw:rect draw:style-name="gr5" draw:text-style-name="P1" draw:layer="layout" svg:width="2.077cm" svg:height="0.713cm" svg:x="0.534cm" svg:y="1.425cm">
          <text:p text:style-name="P4"><text:span text:style-name="T1">version</text:span></text:p>
        </draw:rect>
        <draw:frame draw:style-name="gr9" draw:text-style-name="P3" draw:layer="layout" svg:width="0.912cm" svg:height="0.944cm" svg:x="0.375cm" svg:y="0.25cm">
          <draw:text-box>
            <text:p text:style-name="P2"><text:span text:style-name="T1">0</text:span></text:p>
          </draw:text-box>
        </draw:frame>
        <draw:frame draw:style-name="gr10" draw:text-style-name="P3" draw:layer="layout" svg:width="1.182cm" svg:height="0.944cm" svg:x="16.318cm" svg:y="0.25cm">
          <draw:text-box>
            <text:p text:style-name="P2"><text:span text:style-name="T1">31</text:span></text:p>
          </draw:text-box>
        </draw:frame>
        <draw:rect draw:style-name="gr11" draw:text-style-name="P8" draw:layer="layout" svg:width="16.618cm" svg:height="2.673cm" svg:x="0.534cm" svg:y="5.702cm">
          <text:p text:style-name="P7"><text:span text:style-name="T4">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fr" fo:country="FR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2cm" svg:stroke-color="#000000" draw:marker-start-width="0.33cm" draw:marker-start-center="false" draw:marker-end-width="0.3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Mono'" style:font-style-name="Book" style:font-family-generic="swiss" style:font-pitch="fixed" fo:font-size="12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6-03-20T21:53:33</meta:creation-date>
    <dc:date>2012-01-18T22:05:07</dc:date>
    <dc:language>fr-FR</dc:language>
    <meta:editing-cycles>15</meta:editing-cycles>
    <meta:editing-duration>PT1H35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